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2005a6" officeooo:paragraph-rsid="002005a6"/>
    </style:style>
    <style:style style:name="P2" style:family="paragraph" style:parent-style-name="Heading_20_1">
      <style:text-properties officeooo:rsid="0021eb22" officeooo:paragraph-rsid="0021eb22"/>
    </style:style>
    <style:style style:name="P3" style:family="paragraph" style:parent-style-name="Heading_20_3">
      <style:text-properties officeooo:rsid="001e318d" officeooo:paragraph-rsid="001e318d"/>
    </style:style>
    <style:style style:name="P4" style:family="paragraph" style:parent-style-name="Heading_20_3">
      <style:text-properties officeooo:rsid="0021eb22" officeooo:paragraph-rsid="0021eb22"/>
    </style:style>
    <style:style style:name="P5" style:family="paragraph" style:parent-style-name="Heading_20_3">
      <style:text-properties officeooo:paragraph-rsid="0021eb22"/>
    </style:style>
    <style:style style:name="P6" style:family="paragraph" style:parent-style-name="Text_20_body">
      <style:text-properties officeooo:rsid="001e318d" officeooo:paragraph-rsid="001e318d"/>
    </style:style>
    <style:style style:name="P7" style:family="paragraph" style:parent-style-name="Text_20_body">
      <style:text-properties officeooo:paragraph-rsid="0021eb22"/>
    </style:style>
    <style:style style:name="P8" style:family="paragraph" style:parent-style-name="Title">
      <style:text-properties officeooo:rsid="001e318d" officeooo:paragraph-rsid="001e318d"/>
    </style:style>
    <style:style style:name="T1" style:family="text">
      <style:text-properties officeooo:rsid="001e318d"/>
    </style:style>
    <style:style style:name="T2" style:family="text">
      <style:text-properties officeooo:rsid="0021eb22"/>
    </style:style>
    <style:style style:name="T3" style:family="text">
      <style:text-properties officeooo:rsid="0022967f"/>
    </style:style>
    <style:style style:name="T4" style:family="text">
      <style:text-properties officeooo:rsid="002302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ahier des charges</text:p>
      <text:h text:style-name="Heading_20_1" text:outline-level="1">Description du projet :</text:h>
      <text:p text:style-name="Text_20_body"><text:span text:style-name="T1">Programme simulant une partie du jeu de plateau Takenoko</text:span></text:p>
      <text:h text:style-name="Heading_20_3" text:outline-level="3">Contexte :</text:h>
      <text:p text:style-name="P6">Programme reprenant l’esthétique et les règles du jeu, utilisable sur tous type de système d’exploitation (en priorité Linux)</text:p>
      <text:h text:style-name="P3" text:outline-level="3">Objectif :</text:h>
      <text:p text:style-name="P6">Faire une adaptation agréable et fidèle à la fois</text:p>
      <text:p text:style-name="P6"/>
      <text:h text:style-name="P1" text:outline-level="1">Besoin et contrainte</text:h>
      <text:h text:style-name="P5" text:outline-level="3"><text:span text:style-name="T2">Contraintes</text:span></text:h>
      <text:p text:style-name="P7">- <text:span text:style-name="T2">développement en C</text:span></text:p>
      <text:p text:style-name="P7">- <text:span text:style-name="T2">Utilisation de la bibliothèque SDL2</text:span></text:p>
      <text:p text:style-name="P7">- <text:span text:style-name="T2">compatibilité avec Linux</text:span></text:p>
      <text:h text:style-name="P4" text:outline-level="3">Besoins</text:h>
      <text:p text:style-name="P7">- <text:span text:style-name="T2">Récupération des images du jeu originale</text:span></text:p>
      <text:p text:style-name="P7">- <text:span text:style-name="T2">phases de jeu et règles claires</text:span></text:p>
      <text:p text:style-name="P7">- <text:span text:style-name="T2">utilisation intuitive et efficace</text:span></text:p>
      <text:h text:style-name="P2" text:outline-level="1">Résultats attendus </text:h>
      <text:h text:style-name="P4" text:outline-level="3">Résultat</text:h>
      <text:p text:style-name="P7">- <text:span text:style-name="T3">Prototype</text:span></text:p>
      <text:p text:style-name="P7">- <text:span text:style-name="T3">Programme</text:span></text:p>
      <text:p text:style-name="P7">- <text:span text:style-name="T3">Rapport de projet</text:span></text:p>
      <text:p text:style-name="P7">- <text:span text:style-name="T3">Autre doc</text:span><text:span text:style-name="T4">umentation </text:span><text:span text:style-name="T3">(CDC, </text:span><text:span text:style-name="T4">doxygène, livret de conception, rapport de test ...)</text:span></text:p>
      <text:h text:style-name="P4" text:outline-level="3">Exigence</text:h>
      <text:p text:style-name="P7">- <text:span text:style-name="T3">Livraison des fichiers sur git</text:span></text:p>
      <text:p text:style-name="P7">- <text:span text:style-name="T4">Respect des règles de jeu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1:00:15.962528208</meta:creation-date>
    <dc:date>2022-01-26T11:36:26.102498326</dc:date>
    <meta:editing-duration>PT4M4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21" meta:character-count="737" meta:non-whitespace-character-count="640"/>
  </office:meta>
</office:document-meta>
</file>